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35"/>
          <table:table-cell table:style-name="Default"/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int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START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int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int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STAR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START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talent_start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6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int</text:p>
          </table:table-cell>
          <table:table-cell table:number-columns-repeated="14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9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0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0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0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0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4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int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t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9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5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0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 table:number-rows-repeated="1048070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8:24:37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27T18:25:14.451000000</dc:date>
    <meta:editing-cycles>115</meta:editing-cycles>
    <meta:editing-duration>PT7H7M15S</meta:editing-duration>
    <meta:document-statistic meta:table-count="1" meta:cell-count="1394" meta:object-count="0"/>
  </office:meta>
</office:document-meta>
</file>